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Bitstream Vera Sans Mono" svg:font-family="'Bitstream Vera Sans Mono', 'Courier New', monospace"/>
    <style:font-face style:name="Times New Roman1" svg:font-family="'Times New Roman'"/>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838cm" fo:margin-left="-0.191cm" table:align="left" style:writing-mode="lr-tb"/>
    </style:style>
    <style:style style:name="Tabla1.A" style:family="table-column">
      <style:table-column-properties style:column-width="3.166cm"/>
    </style:style>
    <style:style style:name="Tabla1.C" style:family="table-column">
      <style:table-column-properties style:column-width="3.164cm"/>
    </style:style>
    <style:style style:name="Tabla1.E" style:family="table-column">
      <style:table-column-properties style:column-width="3.175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6"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Verdana"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color="#445588"/>
    </style:style>
    <style:style style:name="T3" style:family="text">
      <style:text-properties fo:color="#445588" fo:font-weight="bold"/>
    </style:style>
    <style:style style:name="T4" style:family="text">
      <style:text-properties fo:color="#445588" style:font-name="Verdana" fo:language="en" fo:country="US" fo:font-style="normal" style:text-underline-style="none" fo:font-weight="normal" style:font-style-asian="normal" style:font-weight-asian="normal" style:font-style-complex="normal" style:font-weight-complex="normal"/>
    </style:style>
    <style:style style:name="T5" style:family="text">
      <style:text-properties fo:color="#445588" style:font-name="Verdana" fo:font-style="normal" style:text-underline-style="none" fo:font-weight="normal" style:font-style-asian="normal" style:font-weight-asian="normal" style:font-style-complex="normal" style:font-weight-complex="normal"/>
    </style:style>
    <style:style style:name="T6" style:family="text">
      <style:text-properties style:font-name="Verdana" fo:language="en" fo:country="US" fo:font-style="normal" style:text-underline-style="none" fo:font-weight="normal" style:font-style-asian="normal" style:font-weight-asian="normal" style:font-style-complex="normal" style:font-weight-complex="normal"/>
    </style:style>
    <style:style style:name="T7" style:family="text">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Verdana"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2048797476" text:style-name="WWNum1">
        <text:list-item>
          <text:p text:style-name="P12">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452660735" text:continue-numbering="true" text:style-name="WWNum1">
        <text:list-item>
          <text:p text:style-name="P12">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238788322" text:continue-numbering="true" text:style-name="WWNum1">
        <text:list-item>
          <text:p text:style-name="P12">void escribir();</text:p>
        </text:list-item>
      </text:list>
      <text:p text:style-name="P4">Esta función escribe el bloque en el archivo, es decir solo la información que tenga el objeto de la clase que herede de Block al momento de llamar a la misma función. </text:p>
      <text:list xml:id="list287744348" text:continue-numbering="true" text:style-name="WWNum1">
        <text:list-item>
          <text:p text:style-name="P12">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2038325851" text:continue-numbering="true" text:style-name="WWNum1">
        <text:list-item>
          <text:p text:style-name="P12">unsigned int getPrimerLibre();</text:p>
        </text:list-item>
      </text:list>
      <text:p text:style-name="P4">Esta función corresponde al get del atributo primer libre de la clase InfoSB para la cual la clase SystemBlock contiene un atributo de dicha clase.</text:p>
      <text:list xml:id="list1282481338" text:continue-numbering="true" text:style-name="WWNum1">
        <text:list-item>
          <text:p text:style-name="P12">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933755936" text:continue-numbering="true" text:style-name="WWNum1">
        <text:list-item>
          <text:p text:style-name="P12"><text:bookmark text:name="__DdeLink__1132_182676312"/><text:bookmark text:name="__DdeLink__1134_182676312"/>unsigned int getFreeSpace(int espacio);</text:p>
        </text:list-item>
      </text:list>
      <text:p text:style-name="P4">Esta función devuelve el blockID de un bloque de datos con el espacio del Registro que se especifica de parámetro en caso que no existiese un bloque de datos con espacio retorna 0.</text:p>
      <text:list xml:id="list2149202781" text:continue-numbering="true" text:style-name="WWNum1">
        <text:list-item>
          <text:p text:style-name="P14"><text:bookmark text:name="__DdeLink__1136_182676312"/>InfoMDC readCampo(unsigned int index);</text:p>
        </text:list-item>
      </text:list>
      <text:p text:style-name="P4">Devuelve el campo de una tabla correspondiente al index de parámetro, considera los bloques de MetadataContinuo.</text:p>
      <text:list xml:id="list43414642" text:continue-numbering="true" text:style-name="WWNum1">
        <text:list-item>
          <text:p text:style-name="P14">Unsigned int getrecordsize();</text:p>
        </text:list-item>
      </text:list>
      <text:p text:style-name="P4">Devuelve el espacio de un registro completo (sin considerar los nullos) <text:s text:c="3"/></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1720726268" text:style-name="WWNum2">
        <text:list-item>
          <text:p text:style-name="P13">Int</text:p>
        </text:list-item>
        <text:list-item>
          <text:p text:style-name="P13">Double</text:p>
        </text:list-item>
        <text:list-item>
          <text:p text:style-name="P13">Char (Se rellena con #)</text:p>
        </text:list-item>
        <text:list-item>
          <text:p text:style-name="P13">Varchar (Se rellena con #)</text:p>
        </text:list-item>
        <text:list-item>
          <text:p text:style-name="P13">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pan text:style-name="T1"><text:s text:c="4"/><text:tab/></text:span>unsigned int <text:bookmark text:name="__DdeLink__1122_182676312"/>final_BD</text:p>
      <text:p text:style-name="P4">Descripción:</text:p>
      <text:p text:style-name="P4"><text:soft-page-break/>nombreTabla contiene el nombre de la tabla correspondiente al bloque de metadata.</text:p>
      <text:p text:style-name="P4">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831086510" text:continue-list="list43414642" text:style-name="WWNum1">
        <text:list-item>
          <text:p text:style-name="P14">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1273881742" text:continue-numbering="true" text:style-name="WWNum1">
        <text:list-item>
          <text:p text:style-name="P12">void insertRecord(Registro reg);</text:p>
        </text:list-item>
      </text:list>
      <text:p text:style-name="P4"><text:tab/>Inserta el parámetro reg como un registro en el bloque de data. <text:tab/>La parte de la definición de un registro se encuentra al final de <text:tab/>este documento.</text:p>
      <text:list xml:id="list905315891" text:continue-numbering="true" text:style-name="WWNum1">
        <text:list-item>
          <text:p text:style-name="P12">Registro selectRecord(unsigned int index);</text:p>
        </text:list-item>
      </text:list>
      <text:p text:style-name="P6">Retorna el registro correspondiente al index en ese bloque de datos solo considera los registros activos.</text:p>
      <text:list xml:id="list451714064" text:continue-numbering="true" text:style-name="WWNum1">
        <text:list-item>
          <text:p text:style-name="P12">void updateRecor<text:span text:style-name="T1">d(Registro reg, unsigned int index);</text:span></text:p>
        </text:list-item>
      </text:list>
      <text:p text:style-name="P6">Actualiza el registro correspondiente al index en ese bloque de datos.</text:p>
      <text:list xml:id="list1397019684" text:continue-numbering="true" text:style-name="WWNum1">
        <text:list-item>
          <text:p text:style-name="P14">void deleteRecord(unsigned int index);</text:p>
        </text:list-item>
      </text:list>
      <text:p text:style-name="P6"><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
      <text:p text:style-name="P4"/>
      <text:p text:style-name="P4"/>
      <text:p text:style-name="P4"/>
      <text:p text:style-name="P3"><text:soft-page-break/>Clase: Registro</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2"/>
      <table:table table:name="Tabla1" table:style-name="Tabla1">
        <table:table-column table:style-name="Tabla1.A" table:number-columns-repeated="2"/>
        <table:table-column table:style-name="Tabla1.C"/>
        <table:table-column table:style-name="Tabla1.A"/>
        <table:table-column table:style-name="Tabla1.E"/>
        <table:table-row table:style-name="Tabla1.1">
          <table:table-cell table:style-name="Tabla1.A1" office:value-type="string">
            <text:p text:style-name="P5">Cod</text:p>
          </table:table-cell>
          <table:table-cell table:style-name="Tabla1.A1" table:number-columns-spanned="2" office:value-type="string">
            <text:p text:style-name="P5">Nombre</text:p>
          </table:table-cell>
          <table:covered-table-cell/>
          <table:table-cell table:style-name="Tabla1.A1" office:value-type="string">
            <text:p text:style-name="P5">Edad</text:p>
          </table:table-cell>
          <table:table-cell table:style-name="Tabla1.A1" office:value-type="string">
            <text:p text:style-name="P5">Direccion</text:p>
          </table:table-cell>
        </table:table-row>
        <table:table-row table:style-name="Tabla1.1">
          <table:table-cell table:style-name="Tabla1.A1" office:value-type="string">
            <text:p text:style-name="P5">1</text:p>
          </table:table-cell>
          <table:table-cell table:style-name="Tabla1.A1" office:value-type="string">
            <text:p text:style-name="P5">5</text:p>
          </table:table-cell>
          <table:table-cell table:style-name="Tabla1.A1" office:value-type="string">
            <text:p text:style-name="P5">Maria</text:p>
          </table:table-cell>
          <table:table-cell table:style-name="Tabla1.A1" office:value-type="string">
            <text:p text:style-name="P5">27</text:p>
          </table:table-cell>
          <table:table-cell table:style-name="Tabla1.A1" office:value-type="string">
            <text:p text:style-name="P5">57</text:p>
          </table:table-cell>
        </table:table-row>
        <table:table-row table:style-name="Tabla1.1">
          <table:table-cell table:style-name="Tabla1.A1" office:value-type="string">
            <text:p text:style-name="P5">Int</text:p>
          </table:table-cell>
          <table:table-cell table:style-name="Tabla1.A1" table:number-columns-spanned="2" office:value-type="string">
            <text:p text:style-name="P5">Varchar</text:p>
          </table:table-cell>
          <table:covered-table-cell/>
          <table:table-cell table:style-name="Tabla1.A1" office:value-type="string">
            <text:p text:style-name="P5">Int</text:p>
          </table:table-cell>
          <table:table-cell table:style-name="Tabla1.A1" office:value-type="string">
            <text:p text:style-name="P5">Varchar</text:p>
          </table:table-cell>
        </table:table-row>
      </table:table>
      <text:p text:style-name="P1"/>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514879385" text:continue-numbering="true" text:style-name="WWNum1">
        <text:list-item>
          <text:p text:style-name="P14">unsigned char* readCampo(unsigned int index,unsigned int blockIDMD);</text:p>
        </text:list-item>
      </text:list>
      <text:p text:style-name="P7">Devuelve un arreglo de “bytes” como fue guardado en disco que corresponden a un determinado campo de un registro cuyo index es el de parámetro para la correspondiente tabla.</text:p>
      <text:p text:style-name="P8">Clase InfoReg</text:p>
      <text:p text:style-name="P8"><text:tab/>unsigned short nulos</text:p>
      <text:p text:style-name="P8"><text:tab/>unsigned int tam</text:p>
      <text:p text:style-name="P8"><text:tab/>bool tombstone</text:p>
      <text:p text:style-name="P8">nulos es un mapa de bits que indica que campos son nulos y cuáles no por lo que una tabla no puede guardar más de 16 campos.</text:p>
      <text:p text:style-name="P4">tam es el tamaño del arreglo de “bytes” contentReg.</text:p>
      <text:p text:style-name="P8">tombstone es un booleano ( true = Activo, False = InActivo)</text:p>
      <text:p text:style-name="P4"><text:soft-page-break/>Clase: Varchar hereda de la clase Block</text:p>
      <text:p text:style-name="P11"><text:span text:style-name="T6"><text:tab/>Varchar(</text:span><text:span text:style-name="T4">unsigned</text:span><text:span text:style-name="T6"> </text:span><text:span text:style-name="T4">int</text:span><text:span text:style-name="T6"> blockID, </text:span><text:span text:style-name="T4">unsigned</text:span><text:span text:style-name="T6"> </text:span><text:span text:style-name="T4">int</text:span><text:span text:style-name="T6"> blockIDMD, </text:span><text:span text:style-name="T4">unsigned</text:span><text:span text:style-name="T6"> <text:tab/></text:span><text:span text:style-name="T4">int</text:span><text:span text:style-name="T6"> index, </text:span><text:span text:style-name="T4">unsigned</text:span><text:span text:style-name="T6"> </text:span><text:span text:style-name="T4">int</text:span><text:span text:style-name="T6"> max_size)</text:span><text:span text:style-name="T7"><text:tab/></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399806306" text:continue-numbering="true" text:style-name="WWNum1">
        <text:list-item>
          <text:p text:style-name="P14">unsigned int insertVarchar(unsigned char* varchar);</text:p>
        </text:list-item>
      </text:list>
      <text:p text:style-name="P4"><text:tab/>Inserta el parámetro varchar en el bloque de varchars y <text:tab/>devuelve la posición de ese varchar en el bloque.</text:p>
      <text:list xml:id="list1365286165" text:continue-numbering="true" text:style-name="WWNum1">
        <text:list-item>
          <text:p text:style-name="P14">unsigned char* selectVarchar(unsigned int index);</text:p>
        </text:list-item>
      </text:list>
      <text:p text:style-name="P6">Retorna el varchar correspondiente al index en ese bloque de varchars.</text:p>
      <text:list xml:id="list1381296478" text:continue-numbering="true" text:style-name="WWNum1">
        <text:list-item>
          <text:p text:style-name="P14">void updateVarchar(unsigned char* varchar, unsigned int index);</text:p>
        </text:list-item>
      </text:list>
      <text:p text:style-name="P6">Actualiza el varchar correspondiente al index en ese bloque de varchars.</text:p>
      <text:p text:style-name="P4">Clase: InfoV</text:p>
      <text:p text:style-name="P11"><text:span text:style-name="T7"><text:s text:c="4"/><text:tab/></text:span><text:span text:style-name="T5">unsigned</text:span><text:span text:style-name="T8"> </text:span><text:span text:style-name="T5">int</text:span><text:span text:style-name="T8"> blockIDMD; </text:span></text:p>
      <text:p text:style-name="P10"><text:span text:style-name="T2"><text:tab/>unsigned</text:span> <text:span text:style-name="T2">int</text:span> index;</text:p>
      <text:p text:style-name="P10"><text:span text:style-name="T2"><text:tab/>unsigned</text:span> <text:span text:style-name="T2">int</text:span> cant_varchars;</text:p>
      <text:p text:style-name="P10"><text:span text:style-name="T2"><text:tab/>unsigned</text:span> <text:span text:style-name="T2">int</text:span> max_size;</text:p>
      <text:p text:style-name="P4"/>
      <text:p text:style-name="P4">Descripción:</text:p>
      <text:p text:style-name="P4">blockIDMD es el blockID del bloque de Metadata al cual está vinculado dicho bloque de varchars.</text:p>
      <text:p text:style-name="P4">index es el indice del campo al que pertenece este bloque de Varchar </text:p>
      <text:p text:style-name="P4">cant_varchars es la cantidad de varchars que contiene el bloque.</text:p>
      <text:p text:style-name="P4">max_size es el tamaño maximo que tendra cada varchar que se almacene en el bloque de Varchar</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Bitstream Vera Sans Mono" svg:font-family="'Bitstream Vera Sans Mono', 'Courier New', monospace"/>
    <style:font-face style:name="Times New Roman1" svg:font-family="'Times New Roman'"/>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Mairen </dc:creator>
    <dc:date>2011-08-19T09:37:52</dc:date>
    <meta:editing-cycles>68</meta:editing-cycles>
    <meta:editing-duration>PT1H40S</meta:editing-duration>
    <meta:generator>LibreOffice/3.3$Linux LibreOffice_project/330m19$Build-202</meta:generator>
    <meta:document-statistic meta:table-count="2" meta:image-count="0" meta:object-count="0" meta:page-count="9" meta:paragraph-count="214" meta:word-count="2162" meta:character-count="13537"/>
    <meta:template xlink:type="simple" xlink:actuate="onRequest" xlink:title="Normal" xlink:href=""/>
  </office:meta>
</office:document-meta>
</file>